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1.092cm"/>
      <style:paragraph-properties style:writing-mode="lr-tb"/>
    </style:style>
    <style:style style:name="gr2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3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marker-start="Circle" draw:marker-start-width="0.3cm" draw:marker-end="Arrowheads_20_3" draw:marker-end-width="0.3cm" draw:textarea-vertical-align="middle"/>
    </style:style>
    <style:style style:name="gr6" style:family="graphic" style:parent-style-name="standard">
      <style:graphic-properties draw:marker-start="Circle" draw:marker-start-width="0.3cm" draw:marker-end="Arrowheads_20_4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marker-start="Circle" draw:marker-start-width="0.3cm" draw:marker-end="Arrowheads_20_5" draw:marker-end-width="0.3cm" draw:textarea-vertical-align="middle"/>
    </style:style>
    <style:style style:name="gr9" style:family="graphic" style:parent-style-name="standard">
      <style:graphic-properties draw:marker-start="Circle" draw:marker-start-width="0.3cm" draw:marker-end="Arrowheads_20_6" draw:marker-end-width="0.3cm" draw:textarea-vertical-align="middle"/>
    </style:style>
    <style:style style:name="gr10" style:family="graphic" style:parent-style-name="standard">
      <style:graphic-properties draw:marker-start="Circle" draw:marker-start-width="0.3cm" draw:marker-end="Arrowheads_20_7" draw:marker-end-width="0.3cm" draw:textarea-vertical-align="middle"/>
    </style:style>
    <style:style style:name="gr11" style:family="graphic" style:parent-style-name="standard">
      <style:graphic-properties draw:marker-start="Circle" draw:marker-start-width="0.3cm" draw:marker-end="Arrowheads_20_8" draw:marker-end-width="0.3cm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2.25cm" svg:x="15cm" svg:y="1.25cm">
          <text:p text:style-name="P1"><text:span text:style-name="T1">Début</text:span></text:p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11.25cm" svg:y="4.5cm">
          <text:p text:style-name="P1"><text:span text:style-name="T1">Enquête</text:span></text:p>
          <text:p text:style-name="P1"><text:span text:style-name="T1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18.75cm" svg:y="4.75cm">
          <text:p text:style-name="P1"><text:span text:style-name="T1">Game</text:span></text:p>
          <text:p text:style-name="P1"><text:span text:style-name="T1">Over</text:span></text:p>
          <text:p text:style-name="P1"><text:span text:style-name="T1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8cm" svg:y="8.75cm">
          <text:p text:style-name="P1"><text:span text:style-name="T1">Atelier</text:span></text:p>
          <text:p text:style-name="P1"><text:span text:style-name="T1">L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14.5cm" svg:y="8.75cm">
          <text:p text:style-name="P1"><text:span text:style-name="T1">Palais des Doges</text:span></text:p>
          <text:p text:style-name="P1"><text:span text:style-name="T1">L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cm" svg:y1="3.25cm" svg:x2="19cm" svg:y2="5.25cm">
          <text:p/>
        </draw:line>
        <draw:line draw:style-name="gr3" draw:text-style-name="P2" draw:layer="layout" svg:x1="15.25cm" svg:y1="3cm" svg:x2="13cm" svg:y2="4.75cm">
          <text:p/>
        </draw:line>
        <draw:frame draw:style-name="gr4" draw:text-style-name="P3" draw:layer="layout" svg:width="2.75cm" svg:height="1.039cm" svg:x="14.75cm" svg:y="3.75cm">
          <draw:text-box>
            <text:p><text:span text:style-name="T2">Mener l’enquête ? </text:span></text:p>
          </draw:text-box>
        </draw:frame>
        <draw:line draw:style-name="gr5" draw:text-style-name="P2" draw:layer="layout" svg:x1="11.5cm" svg:y1="6.5cm" svg:x2="9cm" svg:y2="9cm">
          <text:p/>
        </draw:line>
        <draw:line draw:style-name="gr6" draw:text-style-name="P2" draw:layer="layout" svg:x1="13cm" svg:y1="6.5cm" svg:x2="15.75cm" svg:y2="8.75cm">
          <text:p/>
        </draw:line>
        <draw:frame draw:style-name="gr7" draw:text-style-name="P3" draw:layer="layout" svg:width="2.75cm" svg:height="1cm" svg:x="11cm" svg:y="7.211cm">
          <draw:text-box>
            <text:p><text:span text:style-name="T2">Où aller ? </text:span></text:p>
          </draw:text-box>
        </draw:frame>
        <draw:custom-shape draw:style-name="gr1" draw:text-style-name="P1" draw:layer="layout" svg:width="2.25cm" svg:height="2.25cm" svg:x="4.75cm" svg:y="11.75cm">
          <text:p text:style-name="P1"><text:span text:style-name="T1">Michel Ange</text:span></text:p>
          <text:p text:style-name="P1"><text:span text:style-name="T1">LLL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10.25cm" svg:y="11.5cm">
          <text:p text:style-name="P1"><text:span text:style-name="T1">Davinci</text:span></text:p>
          <text:p text:style-name="P1"><text:span text:style-name="T1">LL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8.25cm" svg:y1="10.75cm" svg:x2="6.75cm" svg:y2="12.25cm">
          <text:p/>
        </draw:line>
        <draw:line draw:style-name="gr9" draw:text-style-name="P2" draw:layer="layout" svg:x1="10cm" svg:y1="10.75cm" svg:x2="11.25cm" svg:y2="11.5cm">
          <text:p/>
        </draw:line>
        <draw:frame draw:style-name="gr7" draw:text-style-name="P3" draw:layer="layout" svg:width="2.75cm" svg:height="1cm" svg:x="8cm" svg:y="11.25cm">
          <draw:text-box>
            <text:p><text:span text:style-name="T2">A qui parler ? </text:span></text:p>
          </draw:text-box>
        </draw:frame>
        <draw:custom-shape draw:style-name="gr1" draw:text-style-name="P1" draw:layer="layout" svg:width="2.25cm" svg:height="2.25cm" svg:x="17.25cm" svg:y="11.5cm">
          <text:p text:style-name="P1"><text:span text:style-name="T1">Chemin</text:span></text:p>
          <text:p text:style-name="P1"><text:span text:style-name="T1">LR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13cm" svg:y="11.5cm">
          <text:p text:style-name="P1"><text:span text:style-name="T1">Cuisinière</text:span></text:p>
          <text:p text:style-name="P1"><text:span text:style-name="T1">LRL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4.75cm" svg:y1="10.75cm" svg:x2="14cm" svg:y2="11.5cm">
          <text:p/>
        </draw:line>
        <draw:line draw:style-name="gr11" draw:text-style-name="P2" draw:layer="layout" svg:x1="16.5cm" svg:y1="10.75cm" svg:x2="18.5cm" svg:y2="11.5cm">
          <text:p/>
        </draw:line>
        <draw:frame draw:style-name="gr7" draw:text-style-name="P3" draw:layer="layout" svg:width="2.75cm" svg:height="1.039cm" svg:x="15cm" svg:y="11.25cm">
          <draw:text-box>
            <text:p><text:span text:style-name="T2">Êtes vous d’accord ? </text:span></text:p>
          </draw:text-box>
        </draw:frame>
        <draw:custom-shape draw:style-name="gr1" draw:text-style-name="P1" draw:layer="layout" svg:width="2.25cm" svg:height="2.25cm" svg:x="12cm" svg:y="15cm">
          <text:p text:style-name="P1"><text:span text:style-name="T1">Oui</text:span></text:p>
          <text:p text:style-name="P1"><text:span text:style-name="T1">LRLL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5cm" svg:height="2.25cm" svg:x="14.5cm" svg:y="15cm">
          <text:p text:style-name="P1"><text:span text:style-name="T1">Non</text:span></text:p>
          <text:p text:style-name="P1"><text:span text:style-name="T1">LRLR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75cm" svg:height="1cm" svg:x="13cm" svg:y="13.961cm">
          <draw:text-box>
            <text:p><text:span text:style-name="T2">Est-ce clair ? </text:span></text:p>
          </draw:text-box>
        </draw:frame>
        <draw:line draw:style-name="gr12" draw:text-style-name="P4" draw:layer="layout" svg:x1="13.25cm" svg:y1="13.25cm" svg:x2="13cm" svg:y2="15cm">
          <text:p/>
        </draw:line>
        <draw:line draw:style-name="gr13" draw:text-style-name="P4" draw:layer="layout" svg:x1="15cm" svg:y1="13.5cm" svg:x2="15.75cm" svg:y2="15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8T10:22:38.513682051</meta:creation-date>
    <meta:editing-duration>PT5M6S</meta:editing-duration>
    <meta:editing-cycles>7</meta:editing-cycles>
    <meta:generator>LibreOffice/7.3.1.3$Linux_X86_64 LibreOffice_project/30$Build-3</meta:generator>
    <dc:date>2022-03-18T10:38:40.454919627</dc:date>
    <meta:document-statistic meta:object-count="26"/>
  </office:meta>
</office:document-meta>
</file>